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8b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a882" officeooo:paragraph-rsid="0013a882" style:font-weight-asian="bold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1228bf" style:font-size-asian="12pt" style:font-weight-asian="bold" style:font-size-complex="12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OSSARY</text:span></text:p>
      <text:p text:style-name="P1"><text:span text:style-name="T1"/></text:p>
      <text:p text:style-name="P1"><text:span text:style-name="T2"/></text:p>
      <text:p text:style-name="P1"><text:span text:style-name="T2"/></text:p>
      <text:p text:style-name="P2">Konsol: <text:span text:style-name="T3">Sistemin kurulu olduğu bilgisayarlar.</text:span></text:p>
      <text:p text:style-name="P2">Abone:<text:span text:style-name="T3"> Sistemde tanımlı ayrıcalıklı musteri.</text:span></text:p>
      <text:p text:style-name="P2">Garson ID<text:span text:style-name="T3"> : İşlem takibinde kullanılmak üzere kimlik bilgilerinine bağlı olarak sistemde tanımlı numara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sta </meta:initial-creator>
    <meta:creation-date>2014-03-18T02:49:03.986504050</meta:creation-date>
    <dc:date>2014-03-18T03:26:17.415602092</dc:date>
    <dc:creator>Avesta </dc:creator>
    <meta:editing-duration>PT30M42S</meta:editing-duration>
    <meta:editing-cycles>2</meta:editing-cycles>
    <meta:generator>LibreOffice/4.1.3.2$Linux_x86 LibreOffice_project/410m0$Build-2</meta:generator>
    <meta:document-statistic meta:table-count="0" meta:image-count="0" meta:object-count="0" meta:page-count="1" meta:paragraph-count="4" meta:word-count="25" meta:character-count="204" meta:non-whitespace-character-count="183"/>
  </office:meta>
</office:document-meta>
</file>